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C00000264B9FC088A.png" manifest:media-type="image/png"/>
  <manifest:file-entry manifest:full-path="Pictures/100002010000032C000002645D4787AC.png" manifest:media-type="image/png"/>
  <manifest:file-entry manifest:full-path="Pictures/100002010000032C0000026412368F08.png" manifest:media-type="image/png"/>
  <manifest:file-entry manifest:full-path="Pictures/100002010000032C00000264EEDF6AF3.png" manifest:media-type="image/png"/>
  <manifest:file-entry manifest:full-path="Pictures/100002010000032C00000264601313D9.png" manifest:media-type="image/png"/>
  <manifest:file-entry manifest:full-path="Pictures/100002010000032C00000264591176D4.png" manifest:media-type="image/png"/>
  <manifest:file-entry manifest:full-path="Pictures/100002010000032C000002648085F4D9.png" manifest:media-type="image/png"/>
  <manifest:file-entry manifest:full-path="Pictures/100002010000032C000002645BFF991A.png" manifest:media-type="image/png"/>
  <manifest:file-entry manifest:full-path="Pictures/100002010000032C0000026490DFAA24.png" manifest:media-type="image/png"/>
  <manifest:file-entry manifest:full-path="Pictures/100002010000032C00000264081F76B6.png" manifest:media-type="image/png"/>
  <manifest:file-entry manifest:full-path="Pictures/100002010000032C00000264CE8E7D9D.png" manifest:media-type="image/png"/>
  <manifest:file-entry manifest:full-path="Pictures/100002010000032C000002646E34BFB7.png" manifest:media-type="image/png"/>
  <manifest:file-entry manifest:full-path="Pictures/100002010000032C00000264558204C0.png" manifest:media-type="image/png"/>
  <manifest:file-entry manifest:full-path="Pictures/100002010000032C000002647E2ADA2F.png" manifest:media-type="image/png"/>
  <manifest:file-entry manifest:full-path="Pictures/100002010000032C0000026459804E2F.png" manifest:media-type="image/png"/>
  <manifest:file-entry manifest:full-path="Pictures/100002010000032C000002646919B84A.png" manifest:media-type="image/png"/>
  <manifest:file-entry manifest:full-path="Pictures/100002010000032C000002643D718AEC.png" manifest:media-type="image/png"/>
  <manifest:file-entry manifest:full-path="Pictures/100002010000032C000002641C21EE9C.png" manifest:media-type="image/png"/>
  <manifest:file-entry manifest:full-path="Pictures/100002010000032C000002642CC1BD3A.png" manifest:media-type="image/png"/>
  <manifest:file-entry manifest:full-path="Pictures/100002010000032C00000264991A7BBB.png" manifest:media-type="image/png"/>
  <manifest:file-entry manifest:full-path="Pictures/100002010000032C000002641EB82390.png" manifest:media-type="image/png"/>
  <manifest:file-entry manifest:full-path="Pictures/100002010000032C0000026424D23B28.png" manifest:media-type="image/png"/>
  <manifest:file-entry manifest:full-path="Pictures/100002010000032C0000026435FC878A.png" manifest:media-type="image/png"/>
  <manifest:file-entry manifest:full-path="Pictures/100002010000032C0000026442D78073.png" manifest:media-type="image/png"/>
  <manifest:file-entry manifest:full-path="Pictures/100002010000032C00000264BC8D80B9.png" manifest:media-type="image/png"/>
  <manifest:file-entry manifest:full-path="Pictures/100002010000032C000002640D1167A5.png" manifest:media-type="image/png"/>
  <manifest:file-entry manifest:full-path="Pictures/100002010000032C000002642FB7C05E.png" manifest:media-type="image/png"/>
  <manifest:file-entry manifest:full-path="Pictures/100002010000032C00000264AD4053C6.png" manifest:media-type="image/png"/>
  <manifest:file-entry manifest:full-path="Pictures/100002010000032C00000264C7DBC436.png" manifest:media-type="image/png"/>
  <manifest:file-entry manifest:full-path="Pictures/100002010000032C0000026425A2A79E.png" manifest:media-type="image/png"/>
  <manifest:file-entry manifest:full-path="Pictures/100002010000032C000002643B1FEA41.png" manifest:media-type="image/png"/>
  <manifest:file-entry manifest:full-path="Pictures/100002010000032C00000264F16EC78C.png" manifest:media-type="image/png"/>
  <manifest:file-entry manifest:full-path="Pictures/100002010000032C000002645D5E53E0.png" manifest:media-type="image/png"/>
  <manifest:file-entry manifest:full-path="Pictures/100002010000032C0000026468ECE043.png" manifest:media-type="image/png"/>
  <manifest:file-entry manifest:full-path="Pictures/100002010000032C00000264F98D482F.png" manifest:media-type="image/png"/>
  <manifest:file-entry manifest:full-path="Pictures/100002010000032C00000264A0480A06.png" manifest:media-type="image/png"/>
  <manifest:file-entry manifest:full-path="Pictures/100002010000032C000002644DC5F36B.png" manifest:media-type="image/png"/>
  <manifest:file-entry manifest:full-path="Pictures/100002010000032C000002643BA144A3.png" manifest:media-type="image/png"/>
  <manifest:file-entry manifest:full-path="Pictures/100002010000032C000002640E7A784E.png" manifest:media-type="image/png"/>
  <manifest:file-entry manifest:full-path="Pictures/100002010000032C000002645BBED5DA.png" manifest:media-type="image/png"/>
  <manifest:file-entry manifest:full-path="Pictures/100002010000032C00000264E5DE01B1.png" manifest:media-type="image/png"/>
  <manifest:file-entry manifest:full-path="Pictures/100002010000032C000002640CE858FB.png" manifest:media-type="image/png"/>
  <manifest:file-entry manifest:full-path="Pictures/100002010000032C00000264B0001F22.png" manifest:media-type="image/png"/>
  <manifest:file-entry manifest:full-path="Pictures/100002010000032C00000264E08E82F1.png" manifest:media-type="image/png"/>
  <manifest:file-entry manifest:full-path="Pictures/100002010000032C0000026414639E71.png" manifest:media-type="image/png"/>
  <manifest:file-entry manifest:full-path="Pictures/100002010000032C000002644F0D6C85.png" manifest:media-type="image/png"/>
  <manifest:file-entry manifest:full-path="Pictures/100002010000032C000002640852D66D.png" manifest:media-type="image/png"/>
  <manifest:file-entry manifest:full-path="Pictures/100002010000032C000002642B9C6A5A.png" manifest:media-type="image/png"/>
  <manifest:file-entry manifest:full-path="Pictures/100002010000032C0000026462100E41.png" manifest:media-type="image/png"/>
  <manifest:file-entry manifest:full-path="Pictures/100002010000032C00000264F4697CA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5" text:anchor-type="paragraph" svg:x="4.5717in" svg:y="9.2311in" svg:width="6.3335in" svg:height="4.7728in" draw:z-index="4"><draw:image xlink:href="Pictures/100002010000032C00000264991A7BBB.png" xlink:type="simple" xlink:show="embed" xlink:actuate="onLoad"/></draw:frame><draw:frame draw:style-name="fr1" draw:name="graphics4" text:anchor-type="paragraph" svg:x="-0.7874in" svg:y="9.1783in" svg:width="6.4028in" svg:height="4.8256in" draw:z-index="3"><draw:image xlink:href="Pictures/100002010000032C000002640852D66D.png" xlink:type="simple" xlink:show="embed" xlink:actuate="onLoad"/></draw:frame><draw:frame draw:style-name="fr1" draw:name="graphics3" text:anchor-type="paragraph" svg:x="4.4709in" svg:y="4.1189in" svg:width="6.4339in" svg:height="4.8492in" draw:z-index="2"><draw:image xlink:href="Pictures/100002010000032C0000026490DFAA24.png" xlink:type="simple" xlink:show="embed" xlink:actuate="onLoad"/></draw:frame><draw:frame draw:style-name="fr1" draw:name="graphics2" text:anchor-type="paragraph" svg:x="-0.8453in" svg:y="4.1189in" svg:width="6.4339in" svg:height="4.8492in" draw:z-index="1"><draw:image xlink:href="Pictures/100002010000032C00000264A0480A06.png" xlink:type="simple" xlink:show="embed" xlink:actuate="onLoad"/></draw:frame><draw:frame draw:style-name="fr1" draw:name="graphics1" text:anchor-type="paragraph" svg:x="-0.9102in" svg:y="-0.7874in" svg:width="6.4346in" svg:height="4.8492in" draw:z-index="0"><draw:image xlink:href="Pictures/100002010000032C000002643B1FEA41.png" xlink:type="simple" xlink:show="embed" xlink:actuate="onLoad"/></draw:frame></text:p>
      <text:p text:style-name="P1"><draw:frame draw:style-name="fr1" draw:name="graphics10" text:anchor-type="paragraph" svg:x="4.478in" svg:y="9.0634in" svg:width="6.4272in" svg:height="4.8437in" draw:z-index="9"><draw:image xlink:href="Pictures/100002010000032C000002644F0D6C85.png" xlink:type="simple" xlink:show="embed" xlink:actuate="onLoad"/></draw:frame><draw:frame draw:style-name="fr1" draw:name="graphics9" text:anchor-type="paragraph" svg:x="-0.9728in" svg:y="9.0634in" svg:width="6.422in" svg:height="4.8402in" draw:z-index="8"><draw:image xlink:href="Pictures/100002010000032C0000026462100E41.png" xlink:type="simple" xlink:show="embed" xlink:actuate="onLoad"/></draw:frame><draw:frame draw:style-name="fr1" draw:name="graphics8" text:anchor-type="paragraph" svg:x="4.4693in" svg:y="4.2134in" svg:width="6.4362in" svg:height="4.8508in" draw:z-index="7"><draw:image xlink:href="Pictures/100002010000032C00000264CE8E7D9D.png" xlink:type="simple" xlink:show="embed" xlink:actuate="onLoad"/></draw:frame><draw:frame draw:style-name="fr1" draw:name="graphics7" text:anchor-type="paragraph" svg:x="4.4898in" svg:y="-0.7618in" svg:width="6.4154in" svg:height="4.8346in" draw:z-index="6"><draw:image xlink:href="Pictures/100002010000032C0000026442D78073.png" xlink:type="simple" xlink:show="embed" xlink:actuate="onLoad"/></draw:frame><draw:frame draw:style-name="fr1" draw:name="graphics6" text:anchor-type="paragraph" svg:x="-0.7874in" svg:y="-0.7618in" svg:width="6.4146in" svg:height="4.8346in" draw:z-index="5"><draw:image xlink:href="Pictures/100002010000032C000002643BA144A3.png" xlink:type="simple" xlink:show="embed" xlink:actuate="onLoad"/></draw:frame></text:p>
      <text:p text:style-name="P1"><draw:frame draw:style-name="fr1" draw:name="graphics15" text:anchor-type="paragraph" svg:x="4.8028in" svg:y="8.7929in" svg:width="6.102in" svg:height="4.5992in" draw:z-index="14"><draw:image xlink:href="Pictures/100002010000032C00000264BC8D80B9.png" xlink:type="simple" xlink:show="embed" xlink:actuate="onLoad"/></draw:frame><draw:frame draw:style-name="fr1" draw:name="graphics14" text:anchor-type="paragraph" svg:x="-0.8319in" svg:y="8.7929in" svg:width="6.0543in" svg:height="4.5634in" draw:z-index="13"><draw:image xlink:href="Pictures/100002010000032C00000264F98D482F.png" xlink:type="simple" xlink:show="embed" xlink:actuate="onLoad"/></draw:frame><draw:frame draw:style-name="fr1" draw:name="graphics13" text:anchor-type="paragraph" svg:x="-0.7874in" svg:y="4.0917in" svg:width="6.0437in" svg:height="4.5547in" draw:z-index="12"><draw:image xlink:href="Pictures/100002010000032C00000264B0001F22.png" xlink:type="simple" xlink:show="embed" xlink:actuate="onLoad"/></draw:frame><draw:frame draw:style-name="fr1" draw:name="graphics12" text:anchor-type="paragraph" svg:x="4.4799in" svg:y="-0.75in" svg:width="6.4252in" svg:height="4.8425in" draw:z-index="11"><draw:image xlink:href="Pictures/100002010000032C000002645D5E53E0.png" xlink:type="simple" xlink:show="embed" xlink:actuate="onLoad"/></draw:frame><draw:frame draw:style-name="fr1" draw:name="graphics11" text:anchor-type="paragraph" svg:x="-1.0311in" svg:y="-0.75in" svg:width="6.4244in" svg:height="4.8425in" draw:z-index="10"><draw:image xlink:href="Pictures/100002010000032C00000264C7DBC436.png" xlink:type="simple" xlink:show="embed" xlink:actuate="onLoad"/></draw:frame></text:p>
      <text:p text:style-name="P1"><draw:frame draw:style-name="fr1" draw:name="graphics20" text:anchor-type="paragraph" svg:x="4.8634in" svg:y="8.3055in" svg:width="6.0417in" svg:height="4.5535in" draw:z-index="19"><draw:image xlink:href="Pictures/100002010000032C00000264081F76B6.png" xlink:type="simple" xlink:show="embed" xlink:actuate="onLoad"/></draw:frame><draw:frame draw:style-name="fr1" draw:name="graphics19" text:anchor-type="paragraph" svg:x="4.9193in" svg:y="3.7953in" svg:width="5.9854in" svg:height="4.511in" draw:z-index="18"><draw:image xlink:href="Pictures/100002010000032C00000264558204C0.png" xlink:type="simple" xlink:show="embed" xlink:actuate="onLoad"/></draw:frame><draw:frame draw:style-name="fr1" draw:name="graphics18" text:anchor-type="paragraph" svg:x="-0.7874in" svg:y="3.8035in" svg:width="5.9744in" svg:height="4.5028in" draw:z-index="17"><draw:image xlink:href="Pictures/100002010000032C00000264591176D4.png" xlink:type="simple" xlink:show="embed" xlink:actuate="onLoad"/></draw:frame><draw:frame draw:style-name="fr1" draw:name="graphics17" text:anchor-type="paragraph" svg:x="4.8398in" svg:y="-0.7673in" svg:width="6.0661in" svg:height="4.5717in" draw:z-index="16"><draw:image xlink:href="Pictures/100002010000032C0000026459804E2F.png" xlink:type="simple" xlink:show="embed" xlink:actuate="onLoad"/></draw:frame><draw:frame draw:style-name="fr1" draw:name="graphics16" text:anchor-type="paragraph" svg:x="-0.7874in" svg:y="-0.7409in" svg:width="6.0307in" svg:height="4.5453in" draw:z-index="15"><draw:image xlink:href="Pictures/100002010000032C0000026425A2A79E.png" xlink:type="simple" xlink:show="embed" xlink:actuate="onLoad"/></draw:frame></text:p>
      <text:p text:style-name="P1"><draw:frame draw:style-name="fr1" draw:name="graphics24" text:anchor-type="paragraph" svg:x="4.8484in" svg:y="3.798in" svg:width="6.0563in" svg:height="4.5646in" draw:z-index="23"><draw:image xlink:href="Pictures/100002010000032C00000264E08E82F1.png" xlink:type="simple" xlink:show="embed" xlink:actuate="onLoad"/></draw:frame><draw:frame draw:style-name="fr1" draw:name="graphics23" text:anchor-type="paragraph" svg:x="-0.7835in" svg:y="3.8016in" svg:width="6.0516in" svg:height="4.561in" draw:z-index="22"><draw:image xlink:href="Pictures/100002010000032C000002640D1167A5.png" xlink:type="simple" xlink:show="embed" xlink:actuate="onLoad"/></draw:frame><draw:frame draw:style-name="fr1" draw:name="graphics22" text:anchor-type="paragraph" svg:x="4.8272in" svg:y="-0.7783in" svg:width="6.078in" svg:height="4.5807in" draw:z-index="21"><draw:image xlink:href="Pictures/100002010000032C000002646919B84A.png" xlink:type="simple" xlink:show="embed" xlink:actuate="onLoad"/></draw:frame><draw:frame draw:style-name="fr1" draw:name="graphics21" text:anchor-type="paragraph" svg:x="-0.7835in" svg:y="-0.7783in" svg:width="6.0764in" svg:height="4.5807in" draw:z-index="20"><draw:image xlink:href="Pictures/100002010000032C000002641EB82390.png" xlink:type="simple" xlink:show="embed" xlink:actuate="onLoad"/></draw:frame><text:line-break/></text:p>
      <text:p text:style-name="P1"><draw:frame draw:style-name="fr1" draw:name="graphics30" text:anchor-type="paragraph" svg:x="4.5256in" svg:y="8.6917in" svg:width="6.3791in" svg:height="4.8075in" draw:z-index="29"><draw:image xlink:href="Pictures/100002010000032C00000264F16EC78C.png" xlink:type="simple" xlink:show="embed" xlink:actuate="onLoad"/></draw:frame><draw:frame draw:style-name="fr1" draw:name="graphics29" text:anchor-type="paragraph" svg:x="-0.8799in" svg:y="8.6917in" svg:width="6.3772in" svg:height="4.8063in" draw:z-index="28"><draw:image xlink:href="Pictures/100002010000032C0000026468ECE043.png" xlink:type="simple" xlink:show="embed" xlink:actuate="onLoad"/></draw:frame><draw:frame draw:style-name="fr1" draw:name="graphics28" text:anchor-type="paragraph" svg:x="4.4799in" svg:y="3.9465in" svg:width="6.4252in" svg:height="4.8425in" draw:z-index="27"><draw:image xlink:href="Pictures/100002010000032C000002640E7A784E.png" xlink:type="simple" xlink:show="embed" xlink:actuate="onLoad"/></draw:frame><draw:frame draw:style-name="fr1" draw:name="graphics27" text:anchor-type="paragraph" svg:x="-0.7874in" svg:y="3.9465in" svg:width="6.3909in" svg:height="4.8165in" draw:z-index="26"><draw:image xlink:href="Pictures/100002010000032C00000264F4697CAE.png" xlink:type="simple" xlink:show="embed" xlink:actuate="onLoad"/></draw:frame><draw:frame draw:style-name="fr1" draw:name="graphics26" text:anchor-type="paragraph" svg:x="4.5028in" svg:y="-0.7638in" svg:width="6.4028in" svg:height="4.8256in" draw:z-index="25"><draw:image xlink:href="Pictures/100002010000032C000002647E2ADA2F.png" xlink:type="simple" xlink:show="embed" xlink:actuate="onLoad"/></draw:frame><draw:frame draw:style-name="fr1" draw:name="graphics25" text:anchor-type="paragraph" svg:x="-0.7945in" svg:y="-0.7638in" svg:width="6.4028in" svg:height="4.8256in" draw:z-index="24"><draw:image xlink:href="Pictures/100002010000032C00000264AD4053C6.png" xlink:type="simple" xlink:show="embed" xlink:actuate="onLoad"/></draw:frame></text:p>
      <text:p text:style-name="P1"><draw:frame draw:style-name="fr1" draw:name="graphics35" text:anchor-type="paragraph" svg:x="4.5146in" svg:y="8.7937in" svg:width="6.3902in" svg:height="4.8161in" draw:z-index="34"><draw:image xlink:href="Pictures/100002010000032C000002646E34BFB7.png" xlink:type="simple" xlink:show="embed" xlink:actuate="onLoad"/></draw:frame><draw:frame draw:style-name="fr1" draw:name="graphics34" text:anchor-type="paragraph" svg:x="-0.7874in" svg:y="8.7937in" svg:width="6.3402in" svg:height="4.7783in" draw:z-index="33"><draw:image xlink:href="Pictures/100002010000032C000002645D4787AC.png" xlink:type="simple" xlink:show="embed" xlink:actuate="onLoad"/></draw:frame><draw:frame draw:style-name="fr1" draw:name="graphics33" text:anchor-type="paragraph" svg:x="4.5728in" svg:y="4.022in" svg:width="6.3319in" svg:height="4.772in" draw:z-index="32"><draw:image xlink:href="Pictures/100002010000032C000002645BFF991A.png" xlink:type="simple" xlink:show="embed" xlink:actuate="onLoad"/></draw:frame><draw:frame draw:style-name="fr1" draw:name="graphics32" text:anchor-type="paragraph" svg:x="4.5535in" svg:y="-0.7638in" svg:width="6.3516in" svg:height="4.7866in" draw:z-index="31"><draw:image xlink:href="Pictures/100002010000032C0000026424D23B28.png" xlink:type="simple" xlink:show="embed" xlink:actuate="onLoad"/></draw:frame><draw:frame draw:style-name="fr1" draw:name="graphics31" text:anchor-type="paragraph" svg:x="-0.7835in" svg:y="-0.7638in" svg:width="6.3508in" svg:height="4.7866in" draw:z-index="30"><draw:image xlink:href="Pictures/100002010000032C0000026435FC878A.png" xlink:type="simple" xlink:show="embed" xlink:actuate="onLoad"/></draw:frame></text:p>
      <text:p text:style-name="P1"><draw:frame draw:style-name="fr1" draw:name="graphics41" text:anchor-type="paragraph" svg:x="4.848in" svg:y="8.6693in" svg:width="6.0571in" svg:height="4.5654in" draw:z-index="40"><draw:image xlink:href="Pictures/100002010000032C000002643D718AEC.png" xlink:type="simple" xlink:show="embed" xlink:actuate="onLoad"/></draw:frame><draw:frame draw:style-name="fr1" draw:name="graphics40" text:anchor-type="paragraph" svg:x="-0.9728in" svg:y="8.6693in" svg:width="6.0319in" svg:height="4.5465in" draw:z-index="39"><draw:image xlink:href="Pictures/100002010000032C000002644DC5F36B.png" xlink:type="simple" xlink:show="embed" xlink:actuate="onLoad"/></draw:frame><draw:frame draw:style-name="fr1" draw:name="graphics39" text:anchor-type="paragraph" svg:x="4.8299in" svg:y="3.9811in" svg:width="6.0752in" svg:height="4.5783in" draw:z-index="38"><draw:image xlink:href="Pictures/100002010000032C000002642CC1BD3A.png" xlink:type="simple" xlink:show="embed" xlink:actuate="onLoad"/></draw:frame><draw:frame draw:style-name="fr1" draw:name="graphics38" text:anchor-type="paragraph" svg:x="-0.7874in" svg:y="3.9811in" svg:width="6.0752in" svg:height="4.5783in" draw:z-index="37"><draw:image xlink:href="Pictures/100002010000032C0000026412368F08.png" xlink:type="simple" xlink:show="embed" xlink:actuate="onLoad"/></draw:frame><draw:frame draw:style-name="fr1" draw:name="graphics37" text:anchor-type="paragraph" svg:x="4.5366in" svg:y="-0.7638in" svg:width="6.3681in" svg:height="4.7992in" draw:z-index="36"><draw:image xlink:href="Pictures/100002010000032C000002640CE858FB.png" xlink:type="simple" xlink:show="embed" xlink:actuate="onLoad"/></draw:frame><draw:frame draw:style-name="fr1" draw:name="graphics36" text:anchor-type="paragraph" svg:x="-0.8063in" svg:y="-0.7638in" svg:width="6.3681in" svg:height="4.7992in" draw:z-index="35"><draw:image xlink:href="Pictures/100002010000032C0000026414639E71.png" xlink:type="simple" xlink:show="embed" xlink:actuate="onLoad"/></draw:frame></text:p>
      <text:p text:style-name="P1"><draw:frame draw:style-name="fr1" draw:name="graphics46" text:anchor-type="paragraph" svg:x="4.839in" svg:y="8.3701in" svg:width="6.0661in" svg:height="4.572in" draw:z-index="45"><draw:image xlink:href="Pictures/100002010000032C00000264B9FC088A.png" xlink:type="simple" xlink:show="embed" xlink:actuate="onLoad"/></draw:frame><draw:frame draw:style-name="fr1" draw:name="graphics45" text:anchor-type="paragraph" svg:x="4.8508in" svg:y="3.8161in" svg:width="6.0543in" svg:height="4.5634in" draw:z-index="44"><draw:image xlink:href="Pictures/100002010000032C000002641C21EE9C.png" xlink:type="simple" xlink:show="embed" xlink:actuate="onLoad"/></draw:frame><draw:frame draw:style-name="fr1" draw:name="graphics44" text:anchor-type="paragraph" svg:x="-0.7874in" svg:y="3.8161in" svg:width="6.0437in" svg:height="4.5547in" draw:z-index="43"><draw:image xlink:href="Pictures/100002010000032C00000264E5DE01B1.png" xlink:type="simple" xlink:show="embed" xlink:actuate="onLoad"/></draw:frame><draw:frame draw:style-name="fr1" draw:name="graphics43" text:anchor-type="paragraph" svg:x="4.8736in" svg:y="-0.7291in" svg:width="6.0311in" svg:height="4.5457in" draw:z-index="42"><draw:image xlink:href="Pictures/100002010000032C000002645BBED5DA.png" xlink:type="simple" xlink:show="embed" xlink:actuate="onLoad"/></draw:frame><draw:frame draw:style-name="fr1" draw:name="graphics42" text:anchor-type="paragraph" svg:x="-0.7945in" svg:y="-0.7291in" svg:width="6.0319in" svg:height="4.5457in" draw:z-index="41"><draw:image xlink:href="Pictures/100002010000032C000002642B9C6A5A.png" xlink:type="simple" xlink:show="embed" xlink:actuate="onLoad"/></draw:frame></text:p>
      <text:p text:style-name="P1"><draw:frame draw:style-name="fr1" draw:name="graphics48" text:anchor-type="paragraph" svg:x="4.7846in" svg:y="-0.7874in" svg:width="6.1209in" svg:height="4.6134in" draw:z-index="46"><draw:image xlink:href="Pictures/100002010000032C000002642FB7C05E.png" xlink:type="simple" xlink:show="embed" xlink:actuate="onLoad"/></draw:frame><draw:frame draw:style-name="fr1" draw:name="graphics47" text:anchor-type="paragraph" svg:x="-0.7827in" svg:y="-0.7874in" svg:width="6.0736in" svg:height="4.578in" draw:z-index="47"><draw:image xlink:href="Pictures/100002010000032C00000264601313D9.png" xlink:type="simple" xlink:show="embed" xlink:actuate="onLoad"/></draw:frame><draw:frame draw:style-name="fr1" draw:name="graphics49" text:anchor-type="paragraph" svg:x="-0.7827in" svg:y="3.6807in" svg:width="6.0736in" svg:height="4.578in" draw:z-index="48"><draw:image xlink:href="Pictures/100002010000032C00000264EEDF6AF3.png" xlink:type="simple" xlink:show="embed" xlink:actuate="onLoad"/></draw:frame><draw:frame draw:style-name="fr1" draw:name="graphics50" text:anchor-type="paragraph" svg:x="4.8311in" svg:y="3.6807in" svg:width="6.0736in" svg:height="4.578in" draw:z-index="49"><draw:image xlink:href="Pictures/100002010000032C000002648085F4D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SG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16.5354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11:01:37</meta:creation-date>
    <dc:date>2014-10-15T11:36:29</dc:date>
    <meta:editing-duration>PT3M48S</meta:editing-duration>
    <meta:editing-cycles>1</meta:editing-cycles>
    <meta:document-statistic meta:table-count="0" meta:image-count="50" meta:object-count="0" meta:page-count="10" meta:paragraph-count="1" meta:word-count="0" meta:character-count="1" meta:non-whitespace-character-count="0"/>
    <meta:generator>LibreOffice/3.5$Linux_x86 LibreOffice_project/350m1$Build-2</meta:generator>
  </office:meta>
</office:document-meta>
</file>